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036cm" fo:min-width="5.8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.854cm" fo:min-width="5.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5.85cm" fo:wrap-option="wrap"/>
    </style:style>
    <style:style style:name="gr7" style:family="graphic" style:parent-style-name="standard">
      <style:graphic-properties svg:stroke-color="#000000" draw:fill-color="#ff9900" draw:textarea-horizontal-align="justify" draw:textarea-vertical-align="middle" draw:auto-grow-height="false" fo:min-height="0.977cm" fo:min-width="5.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cm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3.56cm" fo:min-width="5.85cm" fo:wrap-option="wrap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draw:shadow-opacity="50%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text-overline-style="solid" style:text-overline-width="auto" style:text-overline-color="font-color"/>
    </style:style>
    <style:style style:name="P7" style:family="paragraph">
      <loext:graphic-properties draw:fill-color="#ff9900"/>
      <style:paragraph-properties fo:text-align="center"/>
      <style:text-properties style:text-overline-style="solid" style:text-overline-width="auto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style:text-properties style:text-overline-style="solid" style:text-overline-width="auto" style:text-overline-color="font-color"/>
    </style:style>
    <style:style style:name="P10" style:family="paragraph">
      <loext:graphic-properties draw:fill="none" draw:fill-color="#ffffff"/>
      <style:text-properties style:text-overline-style="solid" style:text-overline-width="auto" style:text-overline-color="font-color"/>
    </style:style>
    <style:style style:name="P11" style:family="paragraph">
      <loext:graphic-properties draw:fill="solid" draw:fill-color="#ffffff" draw:opacity="50%"/>
    </style:style>
    <style:style style:name="P12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font-size-asian="13pt" style:font-size-complex="13pt" style:text-overline-style="solid" style:text-overline-width="auto" style:text-overline-color="font-color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s" svg:x1="21.463cm" svg:y1="5.842cm" svg:x2="6.858cm" svg:y2="15.113cm" draw:start-shape="id1" draw:start-glue-point="2" draw:end-shape="id2" svg:d="M21463 5842v501l-14104 8770h-501" svg:viewBox="0 0 14606 9272">
          <text:p/>
        </draw:connector>
        <draw:custom-shape draw:style-name="gr2" draw:text-style-name="P2" xml:id="id3" draw:id="id3" draw:layer="layout" svg:width="2.032cm" svg:height="2.032cm" svg:x="1.724cm" svg:y="0.608cm">
          <text:p text:style-name="P2"><text:span text:style-name="T1">Star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ring" draw:modifiers="1923.069355632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 xml:id="id4" draw:id="id4">
          <draw:custom-shape draw:style-name="gr3" draw:text-style-name="P4" draw:layer="layout" svg:width="6.35cm" svg:height="2.286cm" svg:x="5.842cm" svg:y="0.554cm">
            <text:p text:style-name="P3"/>
            <text:p text:style-name="P3"/>
            <text:list text:style-name="L1">
              <text:list-item>
                <text:p text:style-name="P3"><text:span text:style-name="T2">Initialize stdin buffer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35cm" svg:height="1.104cm" svg:x="5.842cm" svg:y="0.554cm">
            <text:p text:style-name="P5">Initialize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curve" svg:x1="3.756cm" svg:y1="1.624cm" svg:x2="5.842cm" svg:y2="1.697cm" draw:start-shape="id3" draw:start-glue-point="10" draw:end-shape="id4" draw:end-glue-point="3" svg:d="M3756 1624c1566 0 523 73 2086 73" svg:viewBox="0 0 2087 74">
          <text:p/>
        </draw:connector>
        <draw:g xml:id="id5" draw:id="id5">
          <draw:custom-shape draw:style-name="gr3" draw:text-style-name="P4" draw:layer="layout" svg:width="6.35cm" svg:height="2.286cm" svg:x="5.842cm" svg:y="3.61cm">
            <text:p text:style-name="P3"/>
            <text:p text:style-name="P3"/>
            <text:list text:style-name="L1">
              <text:list-item>
                <text:p text:style-name="P3"><text:span text:style-name="T2">Get a line from stdin</text:span></text:p>
                <text:p text:style-name="P3"><text:span text:style-name="T2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35cm" svg:height="1.104cm" svg:x="5.842cm" svg:y="3.61cm">
            <text:p text:style-name="P5">Get Line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curve" svg:x1="9.017cm" svg:y1="2.84cm" svg:x2="9.017cm" svg:y2="3.61cm" draw:start-shape="id4" draw:start-glue-point="2" draw:end-shape="id5" draw:end-glue-point="0" svg:d="M9017 2840v770" svg:viewBox="0 0 1 771">
          <text:p/>
        </draw:connector>
        <draw:g xml:id="id1" draw:id="id1">
          <draw:custom-shape draw:style-name="gr3" draw:text-style-name="P4" draw:layer="layout" svg:width="6.35cm" svg:height="2.286cm" svg:x="18.288cm" svg:y="3.556cm">
            <text:p text:style-name="P3"/>
            <text:p text:style-name="P3"/>
            <text:list text:style-name="L1">
              <text:list-item>
                <text:p text:style-name="P3"><text:span text:style-name="T2">Run Syntax Checking</text:span></text:p>
                <text:p text:style-name="P3"><text:span text:style-name="T2"/></text:p>
                <text:p text:style-name="P3"><text:span text:style-name="T2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35cm" svg:height="1.104cm" svg:x="18.288cm" svg:y="3.556cm">
            <text:p text:style-name="P5">Check Syntax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curve" svg:x1="12.192cm" svg:y1="4.753cm" svg:x2="18.288cm" svg:y2="4.699cm" draw:start-shape="id5" draw:end-shape="id1" draw:end-glue-point="3" svg:d="M12192 4753c4572 0 1524-54 6096-54" svg:viewBox="0 0 6097 55">
          <text:p/>
        </draw:connector>
        <draw:g xml:id="id2" draw:id="id2">
          <draw:custom-shape draw:style-name="gr6" draw:text-style-name="P4" draw:layer="layout" svg:width="6.35cm" svg:height="2.794cm" svg:x="0.508cm" svg:y="13.716cm">
            <text:p text:style-name="P3"/>
            <text:p text:style-name="P3"/>
            <text:list text:style-name="L1">
              <text:list-item>
                <text:p text:style-name="P3"><text:span text:style-name="T2">Display error message to user</text:span></text:p>
                <text:p text:style-name="P3"><text:span text:style-name="T2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6.35cm" svg:height="1.227cm" svg:x="0.508cm" svg:y="13.716cm">
            <text:p text:style-name="P5">Handle Error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3" draw:text-style-name="P4" draw:layer="layout" svg:width="6.35cm" svg:height="2.286cm" svg:x="19.558cm" svg:y="17.018cm">
            <text:p text:style-name="P3"/>
            <text:p text:style-name="P3"/>
            <text:list text:style-name="L1">
              <text:list-item>
                <text:p text:style-name="P3"><text:span text:style-name="T2">Terminate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35cm" svg:height="1.104cm" svg:x="19.558cm" svg:y="17.018cm">
            <text:p text:style-name="P5">Shutdown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1" draw:layer="layout" draw:type="curve" svg:x1="3.683cm" svg:y1="16.51cm" svg:x2="19.558cm" svg:y2="18.161cm" draw:start-shape="id2" draw:start-glue-point="2" draw:end-shape="id6" draw:end-glue-point="3" svg:d="M3683 16510c0 1101 5291 1651 15875 1651" svg:viewBox="0 0 15876 1652">
          <text:p text:style-name="P5"/>
        </draw:connector>
        <draw:frame draw:style-name="gr9" draw:text-style-name="P8" draw:layer="layout" svg:width="2.661cm" svg:height="0.763cm" svg:x="6.991cm" svg:y="18.033cm">
          <draw:text-box>
            <text:p><text:span text:style-name="T3">Error Fatal</text:span></text:p>
          </draw:text-box>
        </draw:frame>
        <draw:frame draw:style-name="gr9" draw:text-style-name="P10" draw:layer="layout" svg:width="2.661cm" svg:height="0.763cm" svg:x="1.016cm" svg:y="11.937cm">
          <draw:text-box>
            <text:p text:style-name="P9"><text:span text:style-name="T4">Error Fatal</text:span></text:p>
          </draw:text-box>
        </draw:frame>
        <draw:g xml:id="id7" draw:id="id7">
          <draw:custom-shape draw:style-name="gr10" draw:text-style-name="P4" draw:layer="layout" svg:width="6.35cm" svg:height="3.81cm" svg:x="19.304cm" svg:y="7.366cm">
            <text:p text:style-name="P3"/>
            <text:p text:style-name="P3"/>
            <text:list text:style-name="L1">
              <text:list-item>
                <text:p text:style-name="P3"><text:span text:style-name="T2">Parse Commands from stdin</text:span></text:p>
              </text:list-item>
              <text:list-item>
                <text:p text:style-name="P3"><text:span text:style-name="T2">Populate fields in command struct</text:span></text:p>
                <text:p text:style-name="P3"><text:span text:style-name="T2"/></text:p>
                <text:p text:style-name="P3"><text:span text:style-name="T2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35cm" svg:height="1.104cm" svg:x="19.304cm" svg:y="7.366cm">
            <text:p text:style-name="P5">Extract Commands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curve" draw:line-skew="0.583cm" svg:x1="24.638cm" svg:y1="4.699cm" svg:x2="25.654cm" svg:y2="9.271cm" draw:start-shape="id1" draw:start-glue-point="1" draw:end-shape="id7" draw:end-glue-point="1" svg:d="M24638 4699c3150 0 2642 4572 1016 4572" svg:viewBox="0 0 2305 4573">
          <text:p/>
        </draw:connector>
        <draw:g xml:id="id8" draw:id="id8">
          <draw:custom-shape draw:style-name="gr10" draw:text-style-name="P4" draw:layer="layout" svg:width="6.35cm" svg:height="3.81cm" svg:x="12.184cm" svg:y="7.366cm">
            <text:p text:style-name="P3"/>
            <text:p text:style-name="P3"/>
            <text:list text:style-name="L1">
              <text:list-item>
                <text:p text:style-name="P3"><text:span text:style-name="T2">Setup redirection/piping for each child</text:span></text:p>
              </text:list-item>
              <text:list-item>
                <text:p text:style-name="P3"><text:span text:style-name="T2">Call execvp() for all children</text:span></text:p>
                <text:p text:style-name="P3"><text:span text:style-name="T2"/></text:p>
                <text:p text:style-name="P3"><text:span text:style-name="T2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35cm" svg:height="1.104cm" svg:x="12.184cm" svg:y="7.366cm">
            <text:p text:style-name="P5">Execute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curve" svg:x1="19.304cm" svg:y1="9.271cm" svg:x2="18.534cm" svg:y2="9.271cm" draw:start-shape="id7" draw:start-glue-point="3" draw:end-shape="id8" draw:end-glue-point="1" svg:d="M19304 9271h-770" svg:viewBox="0 0 771 1">
          <text:p/>
        </draw:connector>
        <draw:g xml:id="id9" draw:id="id9">
          <draw:custom-shape draw:style-name="gr10" draw:text-style-name="P4" draw:layer="layout" svg:width="6.35cm" svg:height="3.81cm" svg:x="4.826cm" svg:y="7.366cm">
            <text:p text:style-name="P3"/>
            <text:p text:style-name="P3"/>
            <text:list text:style-name="L1">
              <text:list-item>
                <text:p text:style-name="P3"><text:span text:style-name="T2">Clear/deallocate any per-command data</text:span></text:p>
              </text:list-item>
              <text:list-item>
                <text:p text:style-name="P3"><text:span text:style-name="T2">Clear latent errors</text:span></text:p>
                <text:p text:style-name="P3"><text:span text:style-name="T2"/></text:p>
                <text:p text:style-name="P3"><text:span text:style-name="T2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35cm" svg:height="1.104cm" svg:x="4.826cm" svg:y="7.366cm">
            <text:p text:style-name="P5">Cleanup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curve" svg:x1="3.683cm" svg:y1="13.716cm" svg:x2="5.842cm" svg:y2="4.753cm" draw:start-shape="id2" draw:start-glue-point="0" draw:end-shape="id5" draw:end-glue-point="3" svg:d="M3683 13716c0-5976 719-8963 2159-8963" svg:viewBox="0 0 2160 8964">
          <text:p/>
        </draw:connector>
        <draw:connector draw:style-name="gr5" draw:text-style-name="P1" draw:layer="layout" draw:type="curve" svg:x1="12.184cm" svg:y1="9.271cm" svg:x2="11.176cm" svg:y2="9.271cm" draw:start-shape="id8" draw:start-glue-point="3" draw:end-shape="id9" draw:end-glue-point="1" svg:d="M12184 9271h-1008" svg:viewBox="0 0 1009 1">
          <text:p/>
        </draw:connector>
        <draw:connector draw:style-name="gr5" draw:text-style-name="P1" draw:layer="layout" draw:type="curve" svg:x1="8.001cm" svg:y1="7.366cm" svg:x2="9.017cm" svg:y2="5.896cm" draw:start-shape="id9" draw:start-glue-point="0" draw:end-shape="id5" draw:end-glue-point="2" svg:d="M8001 7366c0-1102 1016-368 1016-1470" svg:viewBox="0 0 1017 1471">
          <text:p/>
        </draw:connector>
        <draw:connector draw:style-name="gr11" draw:text-style-name="P1" draw:layer="layout" draw:type="lines" svg:x1="22.479cm" svg:y1="11.176cm" svg:x2="6.858cm" svg:y2="15.113cm" draw:start-shape="id7" draw:start-glue-point="2" draw:end-shape="id2" svg:d="M22479 11176v501l-15120 3436h-501" svg:viewBox="0 0 15622 3938">
          <text:p/>
        </draw:connector>
        <draw:connector draw:style-name="gr11" draw:text-style-name="P1" draw:layer="layout" draw:type="lines" svg:x1="15.359cm" svg:y1="11.176cm" svg:x2="6.858cm" svg:y2="15.113cm" draw:start-shape="id8" draw:start-glue-point="2" draw:end-shape="id2" svg:d="M15359 11176v501l-8000 3436h-501" svg:viewBox="0 0 8502 3938">
          <text:p/>
        </draw:connector>
        <draw:connector draw:style-name="gr11" draw:text-style-name="P1" draw:layer="layout" draw:type="lines" draw:line-skew="0.007cm" svg:x1="8.001cm" svg:y1="11.176cm" svg:x2="6.858cm" svg:y2="15.113cm" draw:start-shape="id9" draw:start-glue-point="2" draw:end-shape="id2" svg:d="M8001 11176v508l-642 3429h-501" svg:viewBox="0 0 1144 3938">
          <text:p/>
        </draw:connector>
        <draw:frame draw:style-name="gr12" draw:text-style-name="P11" draw:layer="layout" svg:width="3.271cm" svg:height="0.802cm" svg:x="7.874cm" svg:y="13.462cm">
          <draw:text-box>
            <text:p><text:span text:style-name="T5">Error Raised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21:08:51.973123662</meta:creation-date>
    <dc:date>2017-02-27T22:21:21.709836267</dc:date>
    <meta:editing-duration>PT40M26S</meta:editing-duration>
    <meta:editing-cycles>1</meta:editing-cycles>
    <meta:document-statistic meta:object-count="64"/>
    <meta:generator>LibreOffice/5.1.6.2$Linux_X86_64 LibreOffice_project/10m0$Build-2</meta:generator>
  </office:meta>
</office:document-meta>
</file>